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Liberation Sans" fo:font-size="40pt" fo:language="id" fo:country="ID" fo:font-weight="bold" officeooo:rsid="002c2f5e" officeooo:paragraph-rsid="0021b8df" style:font-size-asian="10pt" style:font-weight-asian="bold" style:font-size-complex="10pt" style:font-weight-complex="bold"/>
    </style:style>
    <style:style style:name="P2" style:family="paragraph" style:parent-style-name="Text_20_body">
      <style:paragraph-properties fo:line-height="100%" fo:text-align="center" style:justify-single-word="false"/>
      <style:text-properties style:font-name="Liberation Sans" fo:font-size="32pt" fo:language="id" fo:country="ID" officeooo:rsid="002c2f5e" officeooo:paragraph-rsid="0021b8df" style:font-size-asian="10pt" style:font-size-complex="10pt"/>
    </style:style>
    <style:style style:name="P3" style:family="paragraph" style:parent-style-name="Text_20_body">
      <style:paragraph-properties fo:line-height="100%" fo:text-align="center" style:justify-single-word="false"/>
      <style:text-properties style:font-name="Liberation Sans" fo:font-size="26pt" fo:language="id" fo:country="ID" officeooo:rsid="002c2f5e" officeooo:paragraph-rsid="0021b8df" style:font-size-asian="10pt" style:font-size-complex="10pt"/>
    </style:style>
    <style:style style:name="P4" style:family="paragraph" style:parent-style-name="Text_20_body">
      <style:paragraph-properties fo:line-height="100%" fo:text-align="center" style:justify-single-word="false"/>
      <style:text-properties style:font-name="Liberation Sans" fo:font-size="24pt" officeooo:rsid="002cca16" officeooo:paragraph-rsid="0021b8df" style:font-size-asian="10pt" style:font-size-complex="10pt"/>
    </style:style>
    <style:style style:name="P5" style:family="paragraph" style:parent-style-name="Text_20_body">
      <style:paragraph-properties fo:line-height="100%" fo:text-align="center" style:justify-single-word="false"/>
      <style:text-properties style:font-name="Liberation Sans" fo:font-size="24pt" fo:language="id" fo:country="ID" fo:font-weight="bold" officeooo:rsid="002cca16" officeooo:paragraph-rsid="0021b8df" style:font-size-asian="10pt" style:font-weight-asian="bold" style:font-size-complex="10pt" style:font-weight-complex="bold"/>
    </style:style>
    <style:style style:name="P6" style:family="paragraph" style:parent-style-name="Text_20_body">
      <style:paragraph-properties fo:line-height="100%" fo:text-align="center" style:justify-single-word="false"/>
      <style:text-properties style:font-name="Liberation Sans" fo:font-size="10pt" fo:language="id" fo:country="ID" officeooo:rsid="00456f93" officeooo:paragraph-rsid="0021b8df" style:font-size-asian="10pt" style:font-size-complex="10pt"/>
    </style:style>
    <style:style style:name="P7" style:family="paragraph" style:parent-style-name="Text_20_body">
      <style:paragraph-properties fo:line-height="150%" fo:text-align="center" style:justify-single-word="false"/>
      <style:text-properties style:font-name="Liberation Sans" fo:font-size="10pt" fo:language="id" fo:country="ID" officeooo:rsid="00456f93" officeooo:paragraph-rsid="0021b8df" style:font-size-asian="10pt" style:font-size-complex="10pt"/>
    </style:style>
    <style:style style:name="P8" style:family="paragraph" style:parent-style-name="Text_20_body">
      <style:paragraph-properties fo:line-height="100%" fo:text-align="center" style:justify-single-word="false"/>
      <style:text-properties style:font-name="Liberation Sans" fo:font-size="10pt" fo:language="id" fo:country="ID" fo:font-weight="bold" officeooo:rsid="00456f93" officeooo:paragraph-rsid="0021b8df" style:font-size-asian="10pt" style:font-weight-asian="bold" style:font-size-complex="10pt" style:font-weight-complex="bold"/>
    </style:style>
    <style:style style:name="P9" style:family="paragraph" style:parent-style-name="Standard">
      <style:paragraph-properties fo:line-height="150%"/>
      <style:text-properties style:font-name="Liberation Sans" fo:font-size="10pt" fo:language="id" fo:country="ID" officeooo:rsid="00456f93" officeooo:paragraph-rsid="0021b8df" style:font-size-asian="10pt" style:font-size-complex="10pt"/>
    </style:style>
    <style:style style:name="P10" style:family="paragraph" style:parent-style-name="Standard">
      <style:paragraph-properties fo:line-height="115%" fo:text-align="center" style:justify-single-word="false"/>
      <style:text-properties style:font-name="Liberation Sans" fo:font-size="42pt" fo:language="id" fo:country="ID" fo:font-style="normal" fo:font-weight="bold" officeooo:rsid="002cca16" officeooo:paragraph-rsid="00215706" style:font-name-asian="Liberation Serif" style:font-size-asian="10pt" style:font-style-asian="normal" style:font-weight-asian="bold" style:font-size-complex="10pt" style:font-style-complex="normal" style:font-weight-complex="bold"/>
    </style:style>
    <style:style style:name="P11" style:family="paragraph" style:parent-style-name="Standard">
      <style:paragraph-properties fo:line-height="115%" fo:text-align="center" style:justify-single-word="false"/>
      <style:text-properties style:font-name="Liberation Sans" fo:font-size="32pt" fo:language="id" fo:country="ID" fo:font-weight="bold" officeooo:rsid="0021b8df" officeooo:paragraph-rsid="00215706" style:font-name-asian="Liberation Serif" style:font-size-asian="10pt" style:font-weight-asian="bold" style:font-size-complex="10pt" style:font-weight-complex="bold"/>
    </style:style>
    <style:style style:name="P12" style:family="paragraph" style:parent-style-name="Standard">
      <style:paragraph-properties fo:line-height="150%"/>
      <style:text-properties officeooo:paragraph-rsid="0021b8df"/>
    </style:style>
    <style:style style:name="P13" style:family="paragraph" style:parent-style-name="Standard">
      <style:paragraph-properties fo:line-height="150%"/>
      <style:text-properties officeooo:paragraph-rsid="0014ac9b"/>
    </style:style>
    <style:style style:name="P14" style:family="paragraph" style:parent-style-name="Standard">
      <style:paragraph-properties fo:line-height="150%" fo:text-align="center" style:justify-single-word="false"/>
      <style:text-properties officeooo:paragraph-rsid="0014ac9b"/>
    </style:style>
    <style:style style:name="P15" style:family="paragraph" style:parent-style-name="Standard">
      <style:paragraph-properties fo:text-align="center" style:justify-single-word="false"/>
      <style:text-properties fo:color="#000000" style:font-name="Liberation Serif" fo:font-size="24pt" fo:language="id" fo:country="ID" fo:font-weight="normal" officeooo:rsid="00253f75" officeooo:paragraph-rsid="0014ac9b" style:font-name-asian="Liberation Serif" style:font-size-asian="24pt" style:font-weight-asian="normal" style:font-size-complex="24pt" style:font-weight-complex="normal"/>
    </style:style>
    <style:style style:name="P16" style:family="paragraph" style:parent-style-name="Standard">
      <style:paragraph-properties fo:line-height="150%" fo:text-align="start" style:justify-single-word="false"/>
      <style:text-properties officeooo:rsid="0014ac9b" officeooo:paragraph-rsid="0017f5d1"/>
    </style:style>
    <style:style style:name="P17" style:family="paragraph" style:parent-style-name="Standard">
      <style:paragraph-properties fo:line-height="150%" fo:text-align="start" style:justify-single-word="false"/>
      <style:text-properties officeooo:rsid="0014ac9b" officeooo:paragraph-rsid="001cd843"/>
    </style:style>
    <style:style style:name="P18" style:family="paragraph" style:parent-style-name="Standard">
      <style:paragraph-properties fo:line-height="150%" fo:text-align="start" style:justify-single-word="false"/>
      <style:text-properties officeooo:rsid="0014ac9b" officeooo:paragraph-rsid="001e8ccc"/>
    </style:style>
    <style:style style:name="P19" style:family="paragraph" style:parent-style-name="Standard">
      <style:paragraph-properties fo:line-height="150%" fo:text-align="start" style:justify-single-word="false"/>
      <style:text-properties officeooo:rsid="0014ac9b" officeooo:paragraph-rsid="001fe039"/>
    </style:style>
    <style:style style:name="P20" style:family="paragraph" style:parent-style-name="Standard">
      <style:paragraph-properties fo:line-height="150%" fo:break-before="page"/>
      <style:text-properties style:font-name="Liberation Sans" fo:font-size="10pt" fo:language="id" fo:country="ID" officeooo:rsid="00456f93" officeooo:paragraph-rsid="0021b8df" style:font-size-asian="10pt" style:font-size-complex="10pt"/>
    </style:style>
    <style:style style:name="T1" style:family="text">
      <style:text-properties fo:font-size="10pt"/>
    </style:style>
    <style:style style:name="T2" style:family="text">
      <style:text-properties fo:font-size="10pt" officeooo:rsid="00456f93"/>
    </style:style>
    <style:style style:name="T3" style:family="text">
      <style:text-properties fo:color="#ff61b9"/>
    </style:style>
    <style:style style:name="T4" style:family="text">
      <style:text-properties fo:color="#ff61b9" fo:font-size="10pt" fo:font-weight="normal"/>
    </style:style>
    <style:style style:name="T5" style:family="text">
      <style:text-properties fo:color="#ff61b9" fo:font-weight="bold"/>
    </style:style>
    <style:style style:name="T6" style:family="text">
      <style:text-properties fo:color="#ff61b9" fo:font-weight="normal"/>
    </style:style>
    <style:style style:name="T7" style:family="text">
      <style:text-properties fo:color="#7eac62" fo:font-size="10pt" fo:font-weight="normal"/>
    </style:style>
    <style:style style:name="T8" style:family="text">
      <style:text-properties fo:color="#7eac62" fo:font-weight="normal"/>
    </style:style>
    <style:style style:name="T9" style:family="text">
      <style:text-properties fo:color="#7eac62" fo:font-weight="normal" officeooo:rsid="001ae5ac"/>
    </style:style>
    <style:style style:name="T10" style:family="text">
      <style:text-properties fo:color="#7eac62" fo:font-weight="normal" officeooo:rsid="001cd843"/>
    </style:style>
    <style:style style:name="T11" style:family="text">
      <style:text-properties fo:color="#7eac62" fo:font-weight="normal" officeooo:rsid="001e8ccc"/>
    </style:style>
    <style:style style:name="T12" style:family="text">
      <style:text-properties fo:color="#7eac62" fo:font-weight="normal" officeooo:rsid="001f2075"/>
    </style:style>
    <style:style style:name="T13" style:family="text">
      <style:text-properties fo:color="#7eac62" fo:font-weight="normal" officeooo:rsid="001fe039"/>
    </style:style>
    <style:style style:name="T14" style:family="text">
      <style:text-properties officeooo:rsid="0014ac9b"/>
    </style:style>
    <style:style style:name="T15" style:family="text">
      <style:text-properties fo:color="#5c1566" fo:font-size="10pt" fo:font-weight="normal"/>
    </style:style>
    <style:style style:name="T16" style:family="text">
      <style:text-properties fo:color="#5c1566" fo:font-weight="bold"/>
    </style:style>
    <style:style style:name="T17" style:family="text">
      <style:text-properties fo:color="#15b140" fo:font-size="10pt" fo:font-weight="normal"/>
    </style:style>
    <style:style style:name="T18" style:family="text">
      <style:text-properties fo:color="#15b140" fo:font-weight="normal"/>
    </style:style>
    <style:style style:name="T19" style:family="text">
      <style:text-properties fo:color="#15b140" fo:font-weight="normal" officeooo:rsid="001ae5ac"/>
    </style:style>
    <style:style style:name="T20" style:family="text">
      <style:text-properties fo:color="#15b140" fo:font-weight="normal" officeooo:rsid="001cd843"/>
    </style:style>
    <style:style style:name="T21" style:family="text">
      <style:text-properties fo:color="#c70dfe" fo:font-size="10pt" fo:font-weight="normal"/>
    </style:style>
    <style:style style:name="T22" style:family="text">
      <style:text-properties fo:color="#c70dfe" fo:font-weight="normal"/>
    </style:style>
    <style:style style:name="T23" style:family="text">
      <style:text-properties fo:color="#c70dfe" fo:font-weight="normal" officeooo:rsid="001ae5ac"/>
    </style:style>
    <style:style style:name="T24" style:family="text">
      <style:text-properties fo:color="#204a87" fo:font-size="10pt" fo:font-weight="normal"/>
    </style:style>
    <style:style style:name="T25" style:family="text">
      <style:text-properties fo:color="#204a87" fo:font-weight="bold"/>
    </style:style>
    <style:style style:name="T26" style:family="text">
      <style:text-properties fo:color="#204a87" fo:font-weight="bold" officeooo:rsid="001ae5ac"/>
    </style:style>
    <style:style style:name="T27" style:family="text">
      <style:text-properties fo:color="#af7f00" fo:font-size="10pt" fo:font-weight="normal"/>
    </style:style>
    <style:style style:name="T28" style:family="text">
      <style:text-properties fo:color="#af7f00" fo:font-weight="bold"/>
    </style:style>
    <style:style style:name="T29" style:family="text">
      <style:text-properties fo:color="#af7f00" fo:font-weight="bold" officeooo:rsid="001ae5ac"/>
    </style:style>
    <style:style style:name="T30" style:family="text">
      <style:text-properties fo:color="#482f85" fo:font-size="10pt" fo:font-weight="normal"/>
    </style:style>
    <style:style style:name="T31" style:family="text">
      <style:text-properties fo:color="#482f85" fo:font-weight="normal"/>
    </style:style>
    <style:style style:name="T32" style:family="text">
      <style:text-properties fo:color="#482f85" fo:font-weight="normal" officeooo:rsid="001cd843"/>
    </style:style>
    <style:style style:name="T33" style:family="text">
      <style:text-properties fo:color="#cb1e63" fo:font-size="10pt" fo:font-weight="normal"/>
    </style:style>
    <style:style style:name="T34" style:family="text">
      <style:text-properties fo:color="#cb1e63" fo:font-weight="bold"/>
    </style:style>
    <style:style style:name="T35" style:family="text">
      <style:text-properties fo:color="#cb1e63" fo:font-weight="bold" officeooo:rsid="001e8ccc"/>
    </style:style>
    <style:style style:name="T36" style:family="text">
      <style:text-properties fo:color="#608e86" fo:font-size="10pt" fo:font-weight="normal"/>
    </style:style>
    <style:style style:name="T37" style:family="text">
      <style:text-properties fo:color="#608e86" fo:font-weight="normal"/>
    </style:style>
    <style:style style:name="T38" style:family="text">
      <style:text-properties fo:color="#608e86" fo:font-weight="normal" officeooo:rsid="001f2075"/>
    </style:style>
    <style:style style:name="T39" style:family="text">
      <style:text-properties fo:color="#608e86" fo:font-weight="normal" officeooo:rsid="001fe039"/>
    </style:style>
    <style:style style:name="T40" style:family="text">
      <style:text-properties fo:color="#2a9205" fo:font-size="10pt" fo:font-weight="normal"/>
    </style:style>
    <style:style style:name="T41" style:family="text">
      <style:text-properties fo:color="#2a9205" fo:font-weight="normal"/>
    </style:style>
    <style:style style:name="T42" style:family="text">
      <style:text-properties fo:color="#2a9205" style:font-weight-complex="normal"/>
    </style:style>
    <style:style style:name="T43" style:family="text">
      <style:text-properties fo:color="#4c4ab1"/>
    </style:style>
    <style:style style:name="T44" style:family="text">
      <style:text-properties fo:color="#4c4ab1" fo:font-size="10pt" fo:font-weight="normal"/>
    </style:style>
    <style:style style:name="T45" style:family="text">
      <style:text-properties fo:color="#4c4ab1" fo:font-weight="normal"/>
    </style:style>
    <style:style style:name="T46" style:family="text">
      <style:text-properties fo:color="#000000" fo:font-weight="normal" style:font-weight-asian="normal" style:font-weight-complex="normal"/>
    </style:style>
    <style:style style:name="T47" style:family="text">
      <style:text-properties fo:color="#000000" fo:font-weight="normal" officeooo:rsid="002c2f5e" style:font-weight-asian="normal" style:font-weight-complex="normal"/>
    </style:style>
    <style:style style:name="T48" style:family="text">
      <style:text-properties fo:color="#000000" fo:font-weight="normal" officeooo:rsid="00253f75" style:font-weight-asian="normal" style:font-weight-complex="normal"/>
    </style:style>
    <style:style style:name="T49" style:family="text">
      <style:text-properties fo:color="#000000" fo:font-weight="normal" officeooo:rsid="0021b8df" style:font-weight-asian="normal" style:font-weight-complex="normal"/>
    </style:style>
    <style:style style:name="T50" style:family="text">
      <style:text-properties fo:color="#000000" style:font-name="Liberation Sans" fo:font-size="10pt" fo:language="id" fo:country="ID" fo:font-weight="normal" officeooo:rsid="00456f93" style:font-size-asian="10pt" style:font-weight-asian="normal" style:font-size-complex="10pt" style:font-weight-complex="normal"/>
    </style:style>
    <style:style style:name="T51" style:family="text">
      <style:text-properties fo:color="#000000" style:font-name="Liberation Sans" fo:font-size="10pt" fo:language="id" fo:country="ID" fo:font-weight="normal" officeooo:rsid="002c2f5e" style:font-size-asian="10pt" style:font-weight-asian="normal" style:font-size-complex="10pt" style:font-weight-complex="normal"/>
    </style:style>
    <style:style style:name="T52" style:family="text">
      <style:text-properties fo:color="#000000" style:font-name="Liberation Sans" fo:font-size="10pt" fo:language="id" fo:country="ID" fo:font-weight="normal" officeooo:rsid="00253f75" style:font-size-asian="10pt" style:font-weight-asian="normal" style:font-size-complex="10pt" style:font-weight-complex="normal"/>
    </style:style>
    <style:style style:name="T53" style:family="text">
      <style:text-properties fo:color="#000000" style:font-name="Liberation Sans" fo:font-size="10pt" fo:language="id" fo:country="ID" fo:font-weight="normal" officeooo:rsid="0021b8df" style:font-size-asian="10pt" style:font-weight-asian="normal" style:font-size-complex="10pt" style:font-weight-complex="normal"/>
    </style:style>
    <style:style style:name="T54" style:family="text">
      <style:text-properties fo:color="#000000" style:font-name="Liberation Sans" fo:font-size="10pt" fo:language="id" fo:country="ID" fo:font-weight="normal" officeooo:rsid="00215706" style:font-size-asian="10pt" style:font-weight-asian="normal" style:font-size-complex="10pt" style:font-weight-complex="normal"/>
    </style:style>
    <style:style style:name="T55" style:family="text">
      <style:text-properties fo:language="id" fo:country="ID"/>
    </style:style>
    <style:style style:name="T56" style:family="text">
      <style:text-properties style:font-name="Liberation Sans" fo:font-size="10pt" fo:language="id" fo:country="ID" officeooo:rsid="00456f93"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tatan/Log</text:p>
      <text:p text:style-name="P1">KULIAH TELEGRAM</text:p>
      <text:p text:style-name="P2"/>
      <text:p text:style-name="P2"/>
      <text:p text:style-name="P10">Berjualan [Desain] Kaos di Pasar Online </text:p>
      <text:p text:style-name="P2"/>
      <text:p text:style-name="P2"/>
      <text:p text:style-name="P3">Oleh</text:p>
      <text:p text:style-name="P11">Ainul Hakim</text:p>
      <text:p text:style-name="P2"/>
      <text:p text:style-name="P2">GIMPSCAPE INDONESIA</text:p>
      <text:p text:style-name="P4"><text:a xlink:type="simple" xlink:href="https://telegram.me/gimpscape" text:style-name="Internet_20_link" text:visited-style-name="Visited_20_Internet_20_Link"><text:span text:style-name="T55">https://telegram.me/gimpscape</text:span></text:a></text:p>
      <text:p text:style-name="P6"/>
      <text:p text:style-name="P8"><text:s/></text:p>
      <text:p text:style-name="P8"/>
      <text:p text:style-name="P8"/>
      <text:p text:style-name="P5"><text:span text:style-name="T2">CC</text:span><text:span text:style-name="T1">-by</text:span><text:span text:style-name="T2">-SA 3.0 </text:span></text:p>
      <text:p text:style-name="P7"><text:a xlink:type="simple" xlink:href="https://creativecommons.org/licenses/by-sa/3.0/" text:style-name="Internet_20_link" text:visited-style-name="Visited_20_Internet_20_Link">https://creativecommons.org/licenses/by-sa/3.0/</text:a><text:span text:style-name="T6">. </text:span></text:p>
      <text:p text:style-name="P9"><text:span text:style-name="T46"/></text:p>
      <text:p text:style-name="P20"><text:span text:style-name="T46"/></text:p>
      <text:p text:style-name="P12"><text:span text:style-name="T50">Kuliah ini terjadi di grup Telegram </text:span><text:span text:style-name="T51">Gimpscape ID </text:span><text:span text:style-name="T50">pada </text:span><text:span text:style-name="T54">13</text:span><text:span text:style-name="T53"> Januari 2017</text:span><text:span text:style-name="T50">. Rekaman kuliah ini berlisensi CC BY-SA 3.0 </text:span><text:a xlink:type="simple" xlink:href="https://creativecommons.org/licenses/by-sa/3.0/" text:style-name="Internet_20_link" text:visited-style-name="Visited_20_Internet_20_Link"><text:span text:style-name="T56">https://creativecommons.org/licenses/by-sa/3.0/</text:span></text:a><text:span text:style-name="T50">. </text:span></text:p>
      <text:p text:style-name="P13"><text:span text:style-name="T4">(13/01/17 20:10:20) </text:span><text:span text:style-name="T5">Rania Amina: </text:span>========================================================<text:line-break/><text:span text:style-name="T14">=====</text:span>======= Berjualan [Desain] Kaos di Pasar Online =========<text:span text:style-name="T14">=====</text:span><text:line-break/>==================== Pak Ainul Hakim ==================<text:span text:style-name="T14">==</text:span>===<text:line-break/>========================================================<text:line-break/><text:span text:style-name="T4">(13/01/17 20:10:49) </text:span><text:span text:style-name="T5">Rania Amina:</text:span><text:line-break/>#aturan_kuliah_gimpscape<text:line-break/>1. Perkuliahan akan dibagi menjadi dua sesi. Sesi materi dan tanya jawab.<text:line-break/>2. Dihimbau untuk para peserta agar tidak membuat kegaduhan saat kuliah, dengan cara melakukan chat semisal membuat tagar atau sekadar mengatakan "nyimak" dan sejenisnya.<text:line-break/>3. Pertanyaan dapat diajukan pada sesi tanya jawab, dan sewaktu-waktu bila dalam sesi materi pemateri membuka kesempatan.<text:line-break/>4. Tiap sesi akan ditutup dengan tanda ===== sebagai pembatas tiap-tiap sesi oleh admin/moderator. <text:line-break/>5. Catatan atau log perkuliahan akan disediakan usai perkuliahan.<text:line-break/>6. Terima kasih kepada Pak Ainul Hakim yang telah meluangkan waktunya malam ini untuk memberi perkuliahan mengenai Berjualan [Desain] Kaos di Pasar Online.</text:p>
      <text:p text:style-name="P13"><text:span text:style-name="T4">(13/01/17 20:11:24) </text:span><text:span text:style-name="T5">Rania Amina: </text:span>Kuliah, dimulai.<text:line-break/>Silakan Pak @ainulhakim.<text:line-break/><text:span text:style-name="T7">(13/01/17 20:11:54) </text:span><text:span text:style-name="T8">Ainul Hakim: </text:span>baik<text:line-break/><text:span text:style-name="T7">(13/01/17 20:12:06) </text:span><text:span text:style-name="T8">Ainul Hakim: </text:span>Bismillah, Assalamualaikum semua<text:line-break/><text:span text:style-name="T7">(13/01/17 20:12:56) </text:span><text:span text:style-name="T8">Ainul Hakim: </text:span>Maaf sebelumnya mungkin kulgram ini beda ama yg lain selama ini, saya pakai style komunitas bukalapak yg selama ini juga sering mengadakan kulgram/kulwa<text:line-break/><text:span text:style-name="T7">(13/01/17 20:13:55) </text:span><text:span text:style-name="T8">Ainul Hakim: </text:span>Perkenalkan nama saya Ainul Hakim, saya domisili di Semarang<text:line-break/><text:span text:style-name="T7">(13/01/17 20:14:25) </text:span><text:span text:style-name="T8">Ainul Hakim: </text:span>keseharian sebagai Konsultan IT dan Penggerak Pelapak Bukalapak dengan hobby mainan elektronika dan desain<text:line-break/><text:span text:style-name="T7">(13/01/17 20:14:37) </text:span><text:span text:style-name="T8">Ainul Hakim: </text:span>baik masuk ke tema ya<text:line-break/><text:span text:style-name="T7">(13/01/17 20:14:42) </text:span><text:span text:style-name="T8">Ainul Hakim: </text:span>*Bagaimana Berjualan [Desain] Kaos di Pasar Online Bukalapak*<text:line-break/><text:span text:style-name="T7">(13/01/17 20:15:12) </text:span><text:span text:style-name="T8">Ainul Hakim: </text:span>Jualan kaos atau lebih tepatnya desain kaos itu unik dan menarik<text:line-break/><text:span text:style-name="T7">(13/01/17 20:15:16) </text:span><text:span text:style-name="T8">Ainul Hakim: </text:span>kenapa ?<text:line-break/><text:span text:style-name="T7">(13/01/17 20:15:42) </text:span><text:span text:style-name="T8">Ainul Hakim: </text:span>karena hampir tanpa modal<text:line-break/><text:span text:style-name="T7">(13/01/17 20:16:28) </text:span><text:span text:style-name="T8">Ainul Hakim: </text:span>kecuali modal by order saja, jika ikut yg sudah punya industri kaos satuan baik sablon atau DTG.<text:line-break/><text:soft-page-break/><text:span text:style-name="T7">(13/01/17 20:17:12) </text:span><text:span text:style-name="T8">Ainul Hakim: </text:span>Baik kita bahas yg Sablon dulu dan anggap saja di tempat kita belum ada yg berkecimpung di bisnis kaos satuan ini.<text:line-break/><text:span text:style-name="T7">(13/01/17 20:17:47) </text:span><text:span text:style-name="T8">Ainul Hakim: </text:span>dan khususnya kita bahas jualan di pasar online bukalapak<text:line-break/><text:span text:style-name="T7">(13/01/17 20:18:23) </text:span><text:span text:style-name="T8">Ainul Hakim: </text:span>oh ya sebelumnya.., kenapa kok pilih kaos ?<text:line-break/><text:span text:style-name="T7">(13/01/17 20:18:40) </text:span><text:span text:style-name="T8">Ainul Hakim: </text:span>ya karena selama ini saya suka desain desain tapi mo dipakai buat apa ?<text:line-break/><text:span text:style-name="T7">(13/01/17 20:19:08) </text:span><text:span text:style-name="T8">Ainul Hakim: </text:span>pernah liat liat di online ada yg menawarkan jasa desain antara 3-5usd<text:line-break/><text:span text:style-name="T7">(13/01/17 20:19:15) </text:span><text:span text:style-name="T8">Ainul Hakim: </text:span>mungkin ada yg lebih<text:line-break/><text:span text:style-name="T7">(13/01/17 20:19:38) </text:span><text:span text:style-name="T8">Ainul Hakim: </text:span>nah saya fikir ... ini kan cuman digital... rasanya kok kurang jika ndak ada versi tercetak<text:line-break/><text:span text:style-name="T7">(13/01/17 20:19:49) </text:span><text:span text:style-name="T8">Ainul Hakim: </text:span>apalagi ini tercetak dan dipakai orang<text:line-break/><text:span text:style-name="T7">(13/01/17 20:20:04) </text:span><text:span text:style-name="T8">Ainul Hakim: </text:span>itu sebab kenapa saya pilih melampiaskan hobby di kaos<text:line-break/><text:span text:style-name="T7">(13/01/17 20:20:14) </text:span><text:span text:style-name="T8">Ainul Hakim: </text:span>next<text:line-break/><text:span text:style-name="T7">(13/01/17 20:20:57) </text:span><text:span text:style-name="T8">Ainul Hakim: </text:span>masuk ke kenapa di pasar online?<text:line-break/>kok tidak di toko / distro<text:line-break/><text:span text:style-name="T7">(13/01/17 20:21:27) </text:span><text:span text:style-name="T8">Ainul Hakim: </text:span>kembali pada poin di atas yg sudah saya sampaikan, yaitu tanpa modal atau modal kecil saja cukup untuk membangun bisnis ini<text:line-break/><text:span text:style-name="T7">(13/01/17 20:21:56) </text:span><text:span text:style-name="T8">Ainul Hakim: </text:span>dan ... <text:line-break/>Jualan kaos di BL ini unik karena dari sisi penjual dituntut maksimal 2x24 jam sudah harus mengirimkan kaos pesanan pembeli,<text:line-break/><text:span text:style-name="T7">(13/01/17 20:22:39) </text:span><text:span text:style-name="T8">Ainul Hakim: </text:span>nah disini unik karena dengan 2x24 jam seolah olah kaos ini bukan kaos PRE ORDER tapi kaos *Ready Stock*<text:line-break/><text:span text:style-name="T7">(20:23:10) </text:span><text:span text:style-name="T8">Ainul Hakim: </text:span>karena hanya dengan waktu 2x24 jam kita sudah harus mengirimkan pesanan pembeli.<text:line-break/><text:span text:style-name="T7">(20:23:34) </text:span><text:span text:style-name="T8">Ainul Hakim: </text:span>Bayangkan kami di harbolnas kemaren harus memproduksi hampir 150 desain kaos yg berbeda dalam 1 hari dengan total kaos ada 250 kaos/hari<text:line-break/><text:span text:style-name="T7">(20:24:02) </text:span><text:span text:style-name="T8">Ainul Hakim: </text:span>Apa saja yg dibutuhkan ?</text:p>
      <text:p text:style-name="P13"><text:line-break/><text:span text:style-name="T7">(20:25:14) </text:span><text:span text:style-name="T8">Ainul Hakim: </text:span>1. Sebagai desainer tentunya modal bikin desain adalah yg utama, terutama membuat desain yg menarik tapi mudah dalam penyablonannya<text:line-break/><text:span text:style-name="T7">(20:25:26) </text:span><text:span text:style-name="T8">Ainul Hakim: </text:span>disinilah tantangannya<text:line-break/><text:span text:style-name="T7">(20:25:57) </text:span><text:span text:style-name="T8">Ainul Hakim: </text:span>2. Cari pengrajin Sablon Satuan (nah ini butuh effort dan tidak sembarang pengrajin sablon mau)<text:line-break/><text:span text:style-name="T7">(20:26:31) </text:span><text:span text:style-name="T8">Ainul Hakim: </text:span>3. Cari Suplyer Kaos Polos (tentunya yg bahannya bagus) stok awalan dulu <text:soft-page-break/>aja per size dan perwarna 2, warna yg paling laku berdasar pengalaman hitam, putih, baru kemudian jika sudah ada modal bisa stok biru dongker, merah dan benhur<text:line-break/><text:span text:style-name="T7">(20:26:55) </text:span><text:span text:style-name="T8">Ainul Hakim: </text:span>4. Buat desain yg mudah dalam 'gesutnya' biasanya maksimal 2 warna / 2 lokasi sablon<text:line-break/><text:span text:style-name="T7">(20:27:21) </text:span><text:span text:style-name="T8">Ainul Hakim: </text:span>5. Buat desain mockup mirip gambar riil jika sudah jadi kaos sablonannya, jangan lupa diberi watermark jika tidak ingin dicomot sembarang, walaupun sama aja kalo hubungannya ama orang yg ngga care ama lisensi.<text:line-break/><text:span text:style-name="T7">(20:27:53) </text:span><text:span text:style-name="T8">Ainul Hakim: </text:span>6. Hitung biaya biaya yg ditimbulkan, mulai modal per-kaos, sablon per-kaos dll sehingga bisa muncul harga dasar<text:line-break/><text:span text:style-name="T7">(20:28:17) </text:span><text:span text:style-name="T8">Ainul Hakim: </text:span>7. Mulai upload produk dan promo<text:line-break/><text:span text:style-name="T7">(20:28:49) </text:span><text:span text:style-name="T8">Ainul Hakim: </text:span>8. Tawarkan ke reseller dan ajak temen2 desainer lain untuk gabung di bisnis kaos satuan yg kita bentuk<text:line-break/><text:span text:style-name="T7">(20:29:26) </text:span><text:span text:style-name="T8">Ainul Hakim: </text:span>9. jika sudah jalan perhatikan stok kaos dan statistik penjualan.<text:line-break/><text:span text:style-name="T7">(20:29:46) </text:span><text:span text:style-name="T8">Ainul Hakim: </text:span>10. perhatikan juga kapasitas produksi dan peralatan produksi dalam efisiensi bisnis kaos satuan ini.<text:line-break/><text:span text:style-name="T7">(20:30:19) </text:span><text:span text:style-name="T8">Ainul Hakim: </text:span>Bagaimana dengan desain yg efektif<text:line-break/>seperti dijelaskan pada nomor 4, desain yg efektif untuk kejar kejaran deadline dengan pembeli adalah maksimal di 2 warna, itulah sebabnya kemaren saya tanya teknik desain raster halftone di inkscape<text:line-break/><text:span text:style-name="T7">(20:30:47) </text:span><text:span text:style-name="T8">Ainul Hakim: </text:span>Nah sebagai desainer disini tantangan kita dalam membuat desain kaos yg menarik tapi efisien dari sisi produksi<text:line-break/><text:span text:style-name="T7">(20:31:27) </text:span><text:span text:style-name="T8">Ainul Hakim: </text:span>Kenapa tidak menggunakan CMYK, ya karena <text:line-break/>1. butuh 4 screen (boros sumberdaya dan boros film serta waktu yg artinya tidak efektif untuk kaos satuan)<text:line-break/><text:span text:style-name="T7">(20:31:55) </text:span><text:span text:style-name="T8">Ainul Hakim: </text:span>2. hasil warna kurang maksimal dibanding dengan teknik sablon warna solid<text:line-break/><text:span text:style-name="T7">(20:32:08) </text:span><text:span text:style-name="T8">Ainul Hakim: </text:span>Nah daripada CMYK mending langsung ke DTG<text:line-break/><text:span text:style-name="T7">(20:33:14) </text:span><text:span text:style-name="T8">Ainul Hakim: </text:span>Bagaimana dengan DTGNah kalo ini jawaban untuk desain yg full color, cuman<text:line-break/>1. hasil kurang bagus bagi peminat kaos sablon2. harga yg relatif lebih mahal dibanding sablon, kecuali sudah punya mesin DTG seharga 2M dimana ongkos produksi cetak cuman 5r<text:line-break/><text:span text:style-name="T7">(20:34:07) </text:span><text:span text:style-name="T8">Ainul Hakim: </text:span>mungkin ini dulu sedikit dari saya, mohon maaf kalo kurang joss dalam hal hubungannya ama gimpscape<text:line-break/><text:span text:style-name="T7">(20:35:01) </text:span><text:span text:style-name="T8">Ainul Hakim: </text:span>monggo kalo ada pertanyaan dll cacian juga boleh</text:p>
      <text:p text:style-name="P14"><text:span text:style-name="T14">================== Sesi Tanya Jawab ==================</text:span></text:p>
      <text:p text:style-name="P16"><text:soft-page-break/><text:span text:style-name="T15">(13/01/17 20:35:36) </text:span><text:span text:style-name="T16">Ary Aldatama: </text:span>oke untuk tanya jawab dipersilahkan<text:line-break/><text:span text:style-name="T17">(13/01/17 20:36:49) </text:span><text:span text:style-name="T18">Muhammad Mahfuz: </text:span>Maaf sebelumnya, saya ingin minta penjelasan lagi dalam proses utama mulai bisnisny, namun dengan contoh atau berbentuk cerita saja. 🙏🏻🙏🏻🙏🏻<text:line-break/><text:span text:style-name="T15">(13/01/17 20:37:14) </text:span><text:span text:style-name="T16">Ary Aldatama: </text:span>untuk awal hanya 5 pertanyaan dulu<text:line-break/><text:span text:style-name="T21">(13/01/17 20:37:30) </text:span><text:span text:style-name="T22">Irfun Ahmad: </text:span>Prtanyaan hax sputar desain atau smpai produksi dan jualanx ??<text:line-break/><text:span text:style-name="T24">(13/01/17 20:37:40) </text:span><text:span text:style-name="T25">Sofyan Sugianto: </text:span>konversi warna DTG itu bagaimana pak? apa memang ada sendiri pengaturan warnanya<text:line-break/><text:span text:style-name="T7">(13/01/17 20:38:07) </text:span><text:span text:style-name="T8">Sar Yono: </text:span>Harga DTG yang terangkau brapa ya.<text:line-break/><text:span text:style-name="T15">(13/01/17 20:38:11) </text:span><text:span text:style-name="T16">Ary Aldatama: </text:span>pertanyaan akan di tampung dahulu<text:line-break/><text:span text:style-name="T7">(13/01/17 20:38:37) </text:span><text:span text:style-name="T8">Sar Yono: </text:span>Kalo print DTG bagaimana utk hasil di banding dg sablon manual<text:line-break/><text:span text:style-name="T7">(13/01/17 20:39:14) </text:span><text:span text:style-name="T8">Sar Yono: </text:span>Terkait bikin disain reverensi disain yg menjual kemana ya<text:line-break/><text:span text:style-name="T15">(13/01/17 20:40:08) </text:span><text:span text:style-name="T16">Ary Aldatama: </text:span>silahkan 1 lagi<text:line-break/><text:span text:style-name="T15">(13/01/17 20:40:20) </text:span><text:span text:style-name="T16">Ary Aldatama: </text:span></text:p>
      <text:p text:style-name="P16">1. konversi warna DTG itu bagaimana pak<text:line-break/>2. saya ingin minta penjelasan lagi dalam proses utama mulai bisnisny, namun dengan contoh atau berbentuk cerita saja<text:line-break/>3. konversi warna DTG itu bagaimana pak?<text:line-break/>4. Kalo print DTG bagaimana utk hasil di banding dg sablon manual dan berapa harga mesin dtg ?<text:line-break/><text:span text:style-name="T15">(13/01/17 20:41:48) </text:span><text:span text:style-name="T16">Ary Aldatama: </text:span>silahkan pak ainul untuk menjawab</text:p>
      <text:p text:style-name="P17"><text:line-break/><text:span text:style-name="T7">(13/01/17 20:41:58) </text:span><text:span text:style-name="T8">Ainul Hakim: </text:span><text:span text:style-name="T9">(@</text:span><text:span text:style-name="T18">Muhammad Mahfuz</text:span><text:span text:style-name="T19">)</text:span><text:span text:style-name="T8"> </text:span>saya rasa penjelasan mulai dari awal di atas sudah cukup jelas untuk ceritanya, silahkan ke detail yg ditanyakan saaja <text:line-break/><text:span text:style-name="T7">(13/01/17 20:42:24) </text:span><text:span text:style-name="T8">Ainul Hakim: </text:span><text:span text:style-name="T9">(@</text:span><text:span text:style-name="T22">Irfun Ahmad</text:span><text:span text:style-name="T23">) </text:span>bebas pak, saya jawab yg saya bisa ya <text:line-break/><text:span text:style-name="T27">(13/01/17 20:43:08) </text:span><text:span text:style-name="T28">Ainul Hakim: </text:span><text:span text:style-name="T29">(@</text:span><text:span text:style-name="T25">Sofyan Sugianto</text:span><text:span text:style-name="T26">) </text:span>kalo DTG itu full color, jadi printed langsung di kaosnya <text:line-break/><text:span text:style-name="T7">(13/01/17 20:43:49) </text:span><text:span text:style-name="T8">Ainul Hakim: </text:span><text:span text:style-name="T9">(@</text:span><text:span text:style-name="T8">Sar Yono</text:span><text:span text:style-name="T9">) </text:span>kalo hasil itu selera, ada yg suka print ada yg suka sablon yg agak timbul2 gitu<text:line-break/><text:span text:style-name="T7">(13/01/17 20:45:29) </text:span><text:span text:style-name="T8">Ainul Hakim: </text:span><text:span text:style-name="T9">(@</text:span><text:span text:style-name="T8">Sar Yono</text:span><text:span text:style-name="T9">) </text:span>untuk mesin yg standart sekitar 5-15 juta dan ini ongkos produksinya masih lumayan sekitar 35rb-45rb / kaosnya kalo yg seharga 2M bisa cuman 5rb / kaosnya jauh lebih murah dari sablon yg 15-25rb <text:line-break/><text:span text:style-name="T30">(13/01/17 20:45:47) </text:span><text:span text:style-name="T31">Sugeng Riyanto: </text:span>Jenis bahan kain yang dipakai apa pak?<text:line-break/><text:span text:style-name="T7">(13/01/17 20:46:43) </text:span><text:span text:style-name="T8">Ainul Hakim: </text:span><text:span text:style-name="T10">(@</text:span><text:span text:style-name="T31">Sugeng Riyanto </text:span><text:span text:style-name="T32">) </text:span>saya pakai katun kombed standart distro sehingga harga vbisa dijual agak mahal dan kualitas OK</text:p>
      <text:p text:style-name="P17"><text:line-break/><text:span text:style-name="T15">(13/01/17 20:48:35) </text:span><text:span text:style-name="T16">Ary Aldatama: </text:span>silahkan bagi yang ingin bertanya masih diperbolehkan</text:p>
      <text:p text:style-name="P18"><text:soft-page-break/><text:line-break/><text:span text:style-name="T17">(13/01/17 20:48:42) </text:span><text:span text:style-name="T18">Muhammad Mahfuz: </text:span>Maksudnya penjelasan bagaimana proses jalannya barang dari order hingga bisa sampai di pemesan, apakah pengirim nanti pihak penyablonan yg mengurusnya atau bagaimana?<text:line-break/><text:span text:style-name="T33">(13/01/17 20:50:03) </text:span><text:span text:style-name="T34">Herbanu: </text:span>Cara menentukan harga dasar gmna pak ?<text:line-break/><text:span text:style-name="T7">(13/01/17 20:52:39) </text:span><text:span text:style-name="T8">Ainul Hakim: </text:span><text:span text:style-name="T10">(@</text:span><text:span text:style-name="T18">Muhammad Mahfuz</text:span><text:span text:style-name="T20">) </text:span>oh baik...<text:line-break/>1. kita unggah produk berbentuk mockup<text:line-break/>2. jika ada order (kalo di BL itu pembeli sudah transfer dulu di rek BL) nah kita dengan nyaman tinggal produksi<text:line-break/>3. desain kita print sebagai film pada kertas HVS kemudian di proses sehingga jadi film dan masuk ke scren<text:line-break/>4. sablon dan finishing<text:line-break/>5. kirim ke alamat pembeli<text:line-break/>6. barang sampai - uang cair<text:line-break/><text:span text:style-name="T7">(13/01/17 20:53:47) </text:span><text:span text:style-name="T8">Ainul Hakim: </text:span><text:span text:style-name="T11">(@ </text:span><text:span text:style-name="T34">Herbanu</text:span><text:span text:style-name="T35">)</text:span></text:p>
      <text:p text:style-name="P19">1. kaos polos<text:line-break/>2. harga harga bahan termasuk kertas, m3, tinta dll<text:line-break/>3. pekerja<text:line-break/>4. desainer<text:line-break/>5. keuntungan<text:line-break/><text:span text:style-name="T36">(13/01/17 20:54:37) </text:span><text:span text:style-name="T37">Johanstarone aFbe: </text:span>Berarti ini produksi sendiri ya pak?<text:line-break/><text:span text:style-name="T7">(13/01/17 20:55:03) </text:span><text:span text:style-name="T8">Ainul Hakim: </text:span>point 4 ini menarik terutama bisnis yg dijalankan oleh tees spring di amerika sana, dimana mereka open desain tren, yg kepilih dan banyak yg preorder maka dapat fee.<text:line-break/>kami sedang mengembangkan startup ini juga di indonesia, mohon doanya<text:line-break/><text:line-break/><text:span text:style-name="T7">(13/01/17 20:56:15) </text:span><text:span text:style-name="T8">Ainul Hakim: </text:span><text:span text:style-name="T12">(@</text:span><text:span text:style-name="T37">Johanstarone aFbe</text:span><text:span text:style-name="T38">) </text:span>yes..<text:line-break/>kalo hanya desainer / sebagai reseller maka tinggal tanya biasya sablon dari produsen berapa, nah kita tinggal desain dan desain<text:line-break/><text:span text:style-name="T36">(20:56:33) </text:span><text:span text:style-name="T37">Johanstarone aFbe: </text:span>Oke..<text:line-break/>Maaf pertanyaan saya agak banyak :<text:line-break/>1.Apa saja dari jenis kaos berikut (Combed, Carded, TC, Cotton Pique/Lacoste, Cotton Fleece, Solop) yang cocok/tidak cocok/sulit dgn Jenis sablon manual?<text:line-break/><text:span text:style-name="T36">(20:57:19) </text:span><text:span text:style-name="T37">Johanstarone aFbe:</text:span></text:p>
      <text:p text:style-name="P19">2.Pertanyaan ini sama dgn di atas, namun utk sablon DTG.. Sprti apa?<text:line-break/><text:span text:style-name="T7">(20:57:44) </text:span><text:span text:style-name="T8">Ainul Hakim: </text:span><text:span text:style-name="T13">(@</text:span><text:span text:style-name="T37">Johanstarone aFbe </text:span><text:span text:style-name="T39">) </text:span>untuk sablon hampir semua bahan bisa<text:line-break/><text:soft-page-break/><text:span text:style-name="T36">(20:58:19) </text:span><text:span text:style-name="T37">Johanstarone aFbe: </text:span>Jadi apapun jenis bahan kainnya, bisa disablon manual dan DTG, ya..<text:line-break/><text:span text:style-name="T7">(20:58:30) </text:span><text:span text:style-name="T8">Ainul Hakim: </text:span>nah kalo DTG pakai yg katun, atau minimal TC (bahan permukaan yg halus) karena terkait printernya<text:line-break/><text:span text:style-name="T36">(20:59:22) </text:span><text:span text:style-name="T37">Johanstarone aFbe: </text:span>Kalo kaos kerah polo,gmn pak?<text:line-break/><text:span text:style-name="T7">(20:59:40) </text:span><text:span text:style-name="T8">Ainul Hakim: </text:span>DTG ngga bisa<text:line-break/><text:span text:style-name="T7">(20:59:58) </text:span><text:span text:style-name="T8">Ainul Hakim: </text:span>prinsip DTG itu kaya printer<text:line-break/><text:span text:style-name="T36">(20:59:59) </text:span><text:span text:style-name="T37">Johanstarone aFbe: </text:span>Ok<text:line-break/>Lalu, pertanyaan berikutnya, Adakah referensi sablon satuan via online? Berapa durasi waktu pengerjaan dan biayanya? (Anggap saja penjualannya di luar bukalapak)<text:line-break/><text:span text:style-name="T7">(21:01:02) </text:span><text:span text:style-name="T8">Ainul Hakim: </text:span>tempat kami 😂 kalo via marketplace kami kejarkan 2 hari, kalo diluar MP biasanya kami kerjakan maks 2 pekan<text:line-break/><text:span text:style-name="T40">(21:01:17) </text:span><text:span text:style-name="T42">مارِيٓوْ گامْپٓسْ</text:span><text:span text:style-name="T41">: </text:span>kalau durability sablon vs DTG gimana, pak?<text:line-break/><text:span text:style-name="T44">(21:02:14) </text:span><text:span text:style-name="T43">🌹</text:span><text:span text:style-name="T45">Vita🌹RETRA🌹ManisanHerbalCML RIAU: </text:span>semoga sukses sesuai harapan om🙏<text:line-break/><text:span text:style-name="T7">(21:02:16) </text:span><text:span text:style-name="T8">Ainul Hakim: </text:span>dengan perilaku yg sama (artinya pencucian yg sesuai kaidah) maka lebih ok sablon kalo menurut saya<text:line-break/><text:span text:style-name="T36">(21:03:07) </text:span><text:span text:style-name="T37">Johanstarone aFbe: </text:span>betul, pak.. ☺️ saya udah mengalaminya<text:line-break/><text:span text:style-name="T17">(21:06:07) </text:span><text:span text:style-name="T18">Muhammad Mahfuz: </text:span>Maaf pak produksi produknya kita yg menangani atau pihak lain pak? 😅<text:line-break/><text:span text:style-name="T15">(21:08:23) </text:span><text:span text:style-name="T16">Ary Aldatama: </text:span>Terima kasih teman teman sesi pertanyaan kami cukupkan<text:line-break/><text:span text:style-name="T15">(21:08:43) </text:span><text:span text:style-name="T16">Ary Aldatama: </text:span>terima kasih buat temen-temen sesi tanya jawab kami tutup<text:line-break/><text:span text:style-name="T36">(21:09:53) </text:span><text:span text:style-name="T37">Johanstarone aFbe: </text:span>Terima kasih buat sesinya.. Luar biasa sekali.. Terima kasih Pak @ainulhakim 😃<text:line-break/><text:span text:style-name="T15">(21:11:29) </text:span><text:span text:style-name="T16">Ary Aldatama: </text:span>Untuk sesi kuliah usaha desain kaos kami tutup <text:line-break/>Terima kasih atas materi oleh pak ainul hakim<text:line-break/><text:span text:style-name="T15">(21:12:59) </text:span><text:span text:style-name="T16">Ary Aldatama: </text:span>Bagi temen temen yang ada pertanyaan silahkan kita buka sesi sharing pasca kuliah<text:line-break/><text:span text:style-name="T7">(21:14:11) </text:span><text:span text:style-name="T8">Ainul Hakim: </text:span>ok boleh bebas, tapi agak slowrespon ya... gantian meeting soale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20:10:09.911364196</meta:creation-date>
    <dc:date>2017-04-02T17:49:53.968831354</dc:date>
    <meta:editing-duration>PT31M16S</meta:editing-duration>
    <meta:editing-cycles>12</meta:editing-cycles>
    <meta:generator>LibreOffice/5.1.4.2$Linux_X86_64 LibreOffice_project/10m0$Build-2</meta:generator>
    <meta:document-statistic meta:table-count="0" meta:image-count="0" meta:object-count="0" meta:page-count="7" meta:paragraph-count="22" meta:word-count="1868" meta:character-count="12767" meta:non-whitespace-character-count="10905"/>
  </office:meta>
</office:document-meta>
</file>